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e" style:master-page-name="MP0" style:family="paragraph">
      <style:paragraph-properties fo:break-before="page"/>
    </style:style>
  </office:automatic-styles>
  <office:body>
    <office:text text:use-soft-page-breaks="true">
      <text:p text:style-name="P1">Lo stato fisico è realizzato con la trasmissione omnidirezionale in modulazione digitale della portante. Esistono bande di frequenza dedicate dette ISM. Le utilizzate nella wireless sono 2.4 GHz e 5 GHz.</text:p>
      <text:p text:style-name="Normale">Deplyoment molto<text:s/>semplice, basta installare un access point.<text:s/></text:p>
      <text:p text:style-name="Normale">Gli standard IEEE per le trasmissioni wireless fanno parte della famiglia 802.11. La più recente è 802.11ax fino a 10 Gbps con banda da 1, 5 a 7 GHz.</text:p>
      <text:p text:style-name="Normale">Quando lavoriamo con le wireless LAN lavoriamo con radiofrequenze e quindi dobbiamo gestire in modo opportuno la risorsa spettrale a disposizione. Per questo abbiamo alcune tecniche che ci permettono di dividere lo spettro del segnale e aumentare l’immunità del rumore:</text:p>
      <text:p text:style-name="Normale">Frequency Hopping</text:p>
      <text:p text:style-name="Normale">Direct Sequence</text:p>
      <text:p text:style-name="Normale">Entrambe ci permettono di utilizzare un range di frequenza molto più ampio di quello si riesce a trasmettere , nella logica di creare ridondanza al segnale, facendo sì che aprendo la sezione spettrale utilizzata aumentiamo l’immunità del rumore e disturbi vari.</text:p>
      <text:p text:style-name="Normale"/>
      <text:p text:style-name="Normale">Frequency Hopping Spread Spectrum</text:p>
      <text:p text:style-name="Normale">Utilizza 79 canali ad 1 MHz. Il nostro segnale rimbalza da una frequenza all’altra secondo una specifica sequenza pseudocasuale nota a trasmettitore e ricevitore. Grazie alla sequenza pseudocasuale, questa tecnologia è anche abbastanza sicura e assicura solidarietà nel multipath fadding ( il segnale viene riflesso e dopo un tempo torna indietro nella frequenza di trasmissione e cambiando frequenza non avremo sovrapposizioni ). Le velocità però sono limitate, sotto i 10 Mbps.</text:p>
      <text:p text:style-name="Normale">Direct Sequence Spread Spectrum</text:p>
      <text:p text:style-name="Normale">Utilizza la tecnica del chipping. Ogni bit viene convertito in una serie di bit ridondanti detti chip ed il segnale trasmesso è l’or esclusivo dei bit dati combinati con una sequenza pseudocasuale. Il segnale ottenuto risulta essere un segnale trasportato in un range di frequenza molto più ampio allargando così lo spettro. Per ogni bit di dati si usa una sequenza fissa per codificare il bit con una sequenza di 11 chip.</text:p>
      <text:p text:style-name="Normale">Riusciamo ad arrivare anche fino a 300 Mbps o addirittura fino ad 1 Gbps.</text:p>
      <text:p text:style-name="Normale"/>
      <text:p text:style-name="Normale">Nella condivisione del mezzo trasmissivo o canale nelle LAN individuare una collisione è abbastanza semplice, oltre al problema della propagazione del segnale che prima o poi arriva comunque, nelle reti wireless LAN c’è anche la problematica<text:s/>del range di propagazione. Ogni stazione ha il proprio range di propagazione in cui oltre i segnali non arrivano e ci potremmo trovare in due casi tipici:</text:p>
      <text:p text:style-name="Normale">Stazione nascosta: se A e C sono in range di propagazione diversi e C sta trasmettendo con B, A non s’accorge che il mezzo è occupato.</text:p>
      <text:p text:style-name="Normale">Stazione esposta: se A e B sono nello stesso range e B vuole trasmettere con C trova il mezzo occupato anche se A non sta trasmettendo con C, quindi B potrebbe tranquillamente trasmettere con C.</text:p>
      <text:p text:style-name="Normale">Per ovviare a queste<text:s/>problematica si ricorre ad una logica al posto di CSMA, al protocollo MACA:</text:p>
      <text:p text:style-name="Normale">se un trasmettitore A vuole trasmettere una trama con B, invia una trama request-to-send in cui è specificato che A vuole trasmettere ed il tempo in cui impegnerà il canale ( lunghezza della trama stessa ). Il ricevitore B risponde all’handshaking con una trama di conferma detta client-to-send. A questo punto A può trasmettere con B. Anche il client-to-send ha la lunghezza della trasmissione perché uno dei due potrebbe non ricevere<text:s/>il messaggio, in modo tale che le stazioni restino in ascolto fino al tempo indicato nella trama. Quindi anche se le stazioni nascoste non vedono la trasmissione, vedono il client-to-send ed attendono senza trasmettere per il tempo necessario indicato nella trama.<text:s/></text:p>
      <text:p text:style-name="Normale">Collisioni saranno possibili se un frame RTS venisse trasmesso contemporaneamente verso una destinazione collocata nel campo di ricezione dei due trasmittenti: i due frame andranno perduti • In questo caso la stazione che non riceve il CTS dopo un timeout applica l’algoritmo di backoff esponenziale binario e ritenta. ( Backoffesponenziale: ogni stazione sceglie un numero random n tra 0 ed m ed attende n slot per riprovare. Ad ogni collisione m aumenta in maniera esponenziale ).<text:s/></text:p>
      <text:p text:style-name="Normale"/>
      <text:p text:style-name="Normale">MACAW introduce un meccanismo di ACK. Nel MACA in caso di mancato riscontro, la ritrasmissione non avviene. Solo al livello di trasporto vengono gestiti i meccanismi di ristrasmissione. Introduce un meccanismo di stop-and-wait per i frame di ACK. Il MACAW risolve anche il<text:s/>problema delle collisioni nel MACA, applicando il backoff non per stazione, ma per singolo flusso trasmissivo. <text:s/>Esso supporta due modalità operative:</text:p>
      <text:p text:style-name="Normale">DCF (Distribuzione Coordinata): prevede la contesta del mezzo e gestione delle collisione, quindi nota rete ad hoc.</text:p>
      <text:p text:style-name="Normale">PCF (Point Coordination): nessuna collisione perché l’ordine delle trasmissioni e’ determinato dalla stazione di controllo. Prevede una stazione base che coordini la trasmissione.<text:s/></text:p>
      <text:p text:style-name="Normale">In DCF si utilizza il protocollo CSMA/CA. Abbiamo due modalità:</text:p>
      <text:p text:style-name="Normale">La stazione controlla se il canale è libero, se è libero trasmette (senza collision detection), se è occupato aspetta (Può farlo in maniera persistente o non persistente) che si liberi e ritrasmette. Se si verifica una collisione utilizza il backoff esponenziale e ritenta la trasmissione.</text:p>
      <text:p text:style-name="Normale">La seconda modalita’ e’ derivata da MACAW, con utilizzo di RTS, CTS ed ACK per ogni frame trasmesso • l’interfaccia della stazione che rileva un RTS o un CTS rivendica per se’ un canale virtuale NAV (Network Allocation Vector) che impedisce alla stazione di trasmettere per tutto il tempo che deve durare la trasmissione in preparazione, fino all’ACK. Poiché le reti WiFi sono soggette ad interferenze e rumore, se mandiamo pacchetti troppo grandi essi verranno frammentati in pacchetti inferiori in modo di essere in grado di avere una tolleranza maggiore. Dopo aver avuto la conferma di poter trasmettere, la stazione invierà i frammenti in sequenza. Primo frammetto, primo ACK. Secondo pacchetto, secondo ACK, ecc…<text:s/></text:p>
      <text:p text:style-name="Normale"/>
      <text:p text:style-name="Normale">In modalità PCF<text:s/>la stazione (l’access point) invia un polling ciclico (ogni tantum) per sapere chi vuole trasmettere. PCF e DCF possono convivere insieme.<text:s/></text:p>
      <text:p text:style-name="Normale">Terminata una trasmissione, inizia un periodo di tempo detto SIFS (Shotr IntreFrame Spacing), dopo il quale puo’ trasmettere solo: <text:s/>una stazione che ha ricevuto l’ACK di un frammento ed invia un altro frammento, una stazione che ha ricevuto un RTS ed invia un CTS (gli altri aspettano) , una stazione che ha ricevuto una interrogazione o polling (in modalita’ PCF). L’intervallo SIFS permette alle stazioni con trasmissioni in corso (dopo un frammento, dopo un RTS, dopo una interrogazione) di portare a termine la trasmissione.<text:s/></text:p>
      <text:p text:style-name="Normale">Il secondo intervallo temporale in ordine di lunghezza e’ detto PIFS (PCF IFS); se nessuno ha trasmesso tra lo scadere del SIFS e lo scadere del PIFS, sono autorizzate le trasmissioni che la stazione base utilizza in modalita’ PCF per interrogare le stazioni.</text:p>
      <text:p text:style-name="Normale">Il terzo intervallo di tempo e’ detto DIFS (DCF IFS): se nessuno ha trasmesso frame PCF entro<text:s/>la scadenza del DIFS, iniziano le regole di contesa relative alle trasmissioni in modalita’ DCF. Questo e’ il momento per poter trasmettere un frame RTS.<text:s/></text:p>
      <text:p text:style-name="Normale">Riassumendo il tutto:</text:p>
      <text:p text:style-name="Normale">Il trasmettitore ascolta il canale, se trova il mezzo libero dopo un tempo DIFS trasmette un messaggio request-to-send. L’access point riceve il messaggio RST e dopo un tempo SIFS risponde con un client-to-send. Tutte le stazioni che vedono uno due due messaggi o entrambi, settano il proprio NAV (canale virtuale) al tempo indicato nei due frame. Il trasmettitore riceve il client-to-send e trasmette. Il ricevitore riceve il frame, controlla il CRC e se ok risponde con un ACK. Se il trasmettitore non riceve l’ACK dopo un certo tempo, ritrasmette il messaggio.<text:s/></text:p>
      <text:p text:style-name="Normale">Il tutto è chiamato 4 Way<text:s/>Handshaking.</text:p>
      <text:p text:style-name="Normale"/>
      <text:p text:style-name="Normale"/>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ERARDO</meta:initial-creator>
    <dc:creator>GERARDO</dc:creator>
    <meta:creation-date>2020-08-26T18:02:00Z</meta:creation-date>
    <dc:date>2020-08-29T16:36:00Z</dc:date>
    <meta:template xlink:href="Normal" xlink:type="simple"/>
    <meta:editing-cycles>6</meta:editing-cycles>
    <meta:editing-duration>PT18000S</meta:editing-duration>
    <meta:document-statistic meta:page-count="1" meta:paragraph-count="15" meta:word-count="1142" meta:character-count="7641" meta:row-count="54" meta:non-whitespace-character-count="6514"/>
  </office:meta>
</office:document-meta>
</file>